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498cm" fo:margin-left="-0.554cm" table:align="left"/>
    </style:style>
    <style:style style:name="Таблица1.A" style:family="table-column">
      <style:table-column-properties style:column-width="18.498cm"/>
    </style:style>
    <style:style style:name="Таблица1.A1" style:family="table-cell">
      <style:table-cell-properties style:writing-mode="page"/>
    </style:style>
    <style:style style:name="P1" style:family="paragraph" style:parent-style-name="Table_20_Contents">
      <style:text-properties officeooo:paragraph-rsid="000d2bfc"/>
    </style:style>
    <style:style style:name="P2" style:family="paragraph" style:parent-style-name="Table_20_Contents">
      <style:text-properties fo:font-size="8pt" officeooo:paragraph-rsid="000d2bfc" style:font-size-asian="8pt" style:font-size-complex="8pt"/>
    </style:style>
    <style:style style:name="P3" style:family="paragraph" style:parent-style-name="Table_20_Contents">
      <style:text-properties fo:font-size="8pt" officeooo:paragraph-rsid="000e32fe" style:font-size-asian="8pt" style:font-size-complex="8pt"/>
    </style:style>
    <style:style style:name="P4" style:family="paragraph" style:parent-style-name="Table_20_Contents">
      <style:text-properties officeooo:rsid="0017195c" officeooo:paragraph-rsid="0017195c"/>
    </style:style>
    <style:style style:name="P5" style:family="paragraph" style:parent-style-name="Table_20_Contents">
      <style:text-properties officeooo:rsid="0017195c" officeooo:paragraph-rsid="0017195c" fo:background-color="#bbe33d"/>
    </style:style>
    <style:style style:name="P6" style:family="paragraph" style:parent-style-name="Table_20_Contents">
      <style:text-properties fo:language="ru" fo:country="RU" officeooo:rsid="002b9f0f" officeooo:paragraph-rsid="002b9f0f"/>
    </style:style>
    <style:style style:name="P7" style:family="paragraph" style:parent-style-name="Table_20_Contents">
      <style:text-properties fo:language="ru" fo:country="RU" officeooo:rsid="0017195c" officeooo:paragraph-rsid="0033bbb7" fo:background-color="#bbe33d"/>
    </style:style>
    <style:style style:name="P8" style:family="paragraph" style:parent-style-name="Table_20_Contents">
      <style:text-properties fo:language="ru" fo:country="RU" officeooo:rsid="0017195c" officeooo:paragraph-rsid="0033bbb7" fo:background-color="#ffbf00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8pt" officeooo:paragraph-rsid="000d2bfc" style:font-size-asian="8pt" style:font-size-complex="8pt"/>
    </style:style>
    <style:style style:name="P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0227ae5"/>
    </style:style>
    <style:style style:name="P1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officeooo:rsid="002a6b4c" officeooo:paragraph-rsid="002a6b4c" fo:background-color="#bbe33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background-color="#f10d0c" loext:char-shading-value="0" style:font-size-asian="8pt" style:font-size-complex="8pt"/>
    </style:style>
    <style:style style:name="T3" style:family="text">
      <style:text-properties fo:font-size="8pt" fo:background-color="#bbe33d" loext:char-shading-value="0" style:font-size-asian="8pt" style:font-size-complex="8pt"/>
    </style:style>
    <style:style style:name="T4" style:family="text">
      <style:text-properties fo:background-color="#f10d0c" loext:char-shading-value="0"/>
    </style:style>
    <style:style style:name="T5" style:family="text">
      <style:text-properties fo:background-color="#bbe33d" loext:char-shading-value="0"/>
    </style:style>
    <style:style style:name="T6" style:family="text">
      <style:text-properties officeooo:rsid="003eec63"/>
    </style:style>
    <style:style style:name="T7" style:family="text">
      <style:text-properties fo:language="en" fo:country="US" officeooo:rsid="003eec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TableLine2090590972016">
          <table:table-cell table:style-name="Таблица1.A1" office:value-type="string">
            <text:p text:style-name="Table_20_Contents">C:\Users\Elena&gt;curl -X GET http://localhost:8080/auth/realms/myrealm/.well-known/uma2-configuration</text:p>
            <text:p text:style-name="P9">{</text:p>
            <text:p text:style-name="P1"><text:span text:style-name="T2">"issuer"</text:span><text:span text:style-name="T1">:"</text:span><text:a xlink:type="simple" xlink:href="http://localhost:8080/auth/realms/myrealm" text:style-name="Internet_20_link" text:visited-style-name="Visited_20_Internet_20_Link"><text:span text:style-name="T1">http://localhost:8080/auth/realms/myrealm</text:span></text:a><text:span text:style-name="T1">",</text:span></text:p>
            <text:p text:style-name="P1"><text:span text:style-name="T2">"authorization_endpoint"</text:span><text:span text:style-name="T1">:"</text:span><text:a xlink:type="simple" xlink:href="http://localhost:8080/auth/realms/myrealm/protocol/openid-connect/auth" text:style-name="Internet_20_link" text:visited-style-name="Visited_20_Internet_20_Link"><text:span text:style-name="T3">http://localhost:8080/auth/realms/myrealm/protocol/openid-connect/auth</text:span></text:a><text:span text:style-name="T1">",</text:span></text:p>
            <text:p text:style-name="P1"><text:span text:style-name="T2">"token_endpoint"</text:span><text:span text:style-name="T1">:"</text:span><text:a xlink:type="simple" xlink:href="http://localhost:8080/auth/realms/myrealm/protocol/openid-connect/token" text:style-name="Internet_20_link" text:visited-style-name="Visited_20_Internet_20_Link"><text:span text:style-name="T3">http://localhost:8080/auth/realms/myrealm/protocol/openid-connect/token</text:span></text:a><text:span text:style-name="T1">",</text:span></text:p>
            <text:p text:style-name="P1"><text:span text:style-name="T2">"introspection_endpoint"</text:span><text:span text:style-name="T1">:"</text:span><text:a xlink:type="simple" xlink:href="http://localhost:8080/auth/realms/myrealm/protocol/openid-connect/token/introspect" text:style-name="Internet_20_link" text:visited-style-name="Visited_20_Internet_20_Link"><text:span text:style-name="T3">http://localhost:8080/auth/realms/myrealm/protocol/openid-connect/token/introspect</text:span></text:a><text:span text:style-name="T1">",</text:span></text:p>
            <text:p text:style-name="P1"><text:span text:style-name="T2">"end_session_endpoint"</text:span><text:span text:style-name="T1">:"</text:span><text:a xlink:type="simple" xlink:href="http://localhost:8080/auth/realms/myrealm/protocol/openid-connect/logout" text:style-name="Internet_20_link" text:visited-style-name="Visited_20_Internet_20_Link"><text:span text:style-name="T1">http://localhost:8080/auth/realms/myrealm/protocol/openid-connect/logout</text:span></text:a><text:span text:style-name="T1">",</text:span></text:p>
            <text:p text:style-name="P1"><text:span text:style-name="T2">"jwks_uri"</text:span><text:span text:style-name="T1">:"</text:span><text:a xlink:type="simple" xlink:href="http://localhost:8080/auth/realms/myrealm/protocol/openid-connect/certs" text:style-name="Internet_20_link" text:visited-style-name="Visited_20_Internet_20_Link"><text:span text:style-name="T3">http://localhost:8080/auth/realms/myrealm/protocol/openid-connect/certs</text:span></text:a><text:span text:style-name="T1">",</text:span></text:p>
            <text:p text:style-name="P2"><text:span text:style-name="T4">"grant_types_supported"</text:span>:["authorization_code","implicit","refresh_token","<text:span text:style-name="T5">password</text:span>","client_credentials","urn:ietf:params:oauth:grant-type:device_code","urn:openid:params:grant-type:ciba"],</text:p>
            <text:p text:style-name="P2"><text:span text:style-name="T4">"response_types_supported"</text:span>:["code","none","id_token","token","id_token token","code id_token","code token","code id_token token"],</text:p>
            <text:p text:style-name="P2"><text:span text:style-name="T4">"response_modes_supported"</text:span>:["query","fragment","form_post"],</text:p>
            <text:p text:style-name="P1"><text:span text:style-name="T2">"registration_endpoint"</text:span><text:span text:style-name="T1">:"</text:span><text:a xlink:type="simple" xlink:href="http://localhost:8080/auth/realms/myrealm/clients-registrations/openid-connect" text:style-name="Internet_20_link" text:visited-style-name="Visited_20_Internet_20_Link"><text:span text:style-name="T1">http://localhost:8080/auth/realms/myrealm/clients-registrations/openid-connect</text:span></text:a><text:span text:style-name="T1">",</text:span></text:p>
            <text:p text:style-name="P3"><text:span text:style-name="T4">"token_endpoint_auth_methods_supported"</text:span>:["private_key_jwt","client_secret_basic","client_secret_post","tls_client_auth","client_secret_jwt"],</text:p>
            <text:p text:style-name="P3"><text:span text:style-name="T4">"token_endpoint_auth_signing_alg_values_supported"</text:span>:["PS384","ES384","RS384","HS256","HS512","ES256","RS256","HS384","ES512","PS256","PS512","RS512"],</text:p>
            <text:p text:style-name="P2"><text:span text:style-name="T4">"scopes_supported"</text:span>:["openid","profile","address","offline_access","roles","email","microprofile-jwt","phone","web-origins","myrealm"],</text:p>
            <text:p text:style-name="P1"><text:span text:style-name="T2">"resource_registration_endpoint"</text:span><text:span text:style-name="T1">:"</text:span><text:a xlink:type="simple" xlink:href="http://localhost:8080/auth/realms/myrealm/authz/protection/resource_set" text:style-name="Internet_20_link" text:visited-style-name="Visited_20_Internet_20_Link"><text:span text:style-name="T1">http://localhost:8080/auth/realms/myrealm/authz/protection/resource_set</text:span></text:a><text:span text:style-name="T1">",</text:span></text:p>
            <text:p text:style-name="P1"><text:span text:style-name="T2">"permission_endpoint"</text:span><text:span text:style-name="T1">:"</text:span><text:a xlink:type="simple" xlink:href="http://localhost:8080/auth/realms/myrealm/authz/protection/permission" text:style-name="Internet_20_link" text:visited-style-name="Visited_20_Internet_20_Link"><text:span text:style-name="T1">http://localhost:8080/auth/realms/myrealm/authz/protection/permission</text:span></text:a><text:span text:style-name="T1">",</text:span></text:p>
            <text:p text:style-name="P2"><text:span text:style-name="T4">"policy_endpoint"</text:span>:"<text:a xlink:type="simple" xlink:href="http://localhost:8080/auth/realms/myrealm/authz/protection/uma-policy" text:style-name="Internet_20_link" text:visited-style-name="Visited_20_Internet_20_Link">http://localhost:8080/auth/realms/myrealm/authz/protection/uma-policy</text:a>"</text:p>
            <text:p text:style-name="P2">}</text:p>
          </table:table-cell>
        </table:table-row>
        <table:table-row table:style-name="TableLine2090590976096">
          <table:table-cell table:style-name="Таблица1.A1" office:value-type="string">
            <text:p text:style-name="P5">Получение токена</text:p>
            <text:p text:style-name="P5">C:\Users\Elena&gt;curl -L -X POST http://localhost:8080/auth/realms/myrealm/protocol/openid-connect/token -H "Content-Type: application/x-www-form-urlencoded" --data-urlencode "client_id=myclient" --data-urlencode "grant_type=password" --data-urlencode "client_secret=b65f9518-0088-467f-8be7-be5660082ef1" --data-urlencode "username=myuser" <text:s/>--data-urlencode "password=ivie2Aisho"</text:p>
            <text:p text:style-name="P4">{"access_token":"eyJhbGciOiJSUzI1NiIsInR5cCIgOiAiSldUIiwia2lkIiA6ICJsYzNoTHRYdTRqZGQ2WmhuTnVETEJmeFdmcnlzSDZvN2k0U2lhZXJSUnB3In0.eyJleHAiOjE2MjczNTk4MzUsImlhdCI6MTYyNzM1OTUzNSwianRpIjoiZGEzZWI1YTktZmZjYS00NTVmLWI4YzQtMGFkZjAyOTQ0ZjhhIiwiaXNzIjoiaHR0cDovL2xvY2FsaG9zdDo4MDgwL2F1dGgvcmVhbG1zL215cmVhbG0iLCJhdWQiOiJhY2NvdW50Iiwic3ViIjoiMWQwNGE0ODUtYTNhZC00MDM0LWFiYjctNzc5M2NhNDlmNjExIiwidHlwIjoiQmVhcmVyIiwiYXpwIjoibXljbGllbnQiLCJzZXNzaW9uX3N0YXRlIjoiZmFiYzM4N2MtZWY0Mi00YzM1LThhODctZDY1MDBhN2RhNjIyIiwiYWNyIjoiMSIsInJlYWxtX2FjY2VzcyI6eyJyb2xlcyI6WyJyb2xlMSIsImRlZmF1bHQtcm9sZXMtbXlyZWFsbSIsInJvbGUyIiwib2ZmbGluZV9hY2Nlc3MiLCJ1bWFfYXV0aG9yaXphdGlvbiJdfSwicmVzb3VyY2VfYWNjZXNzIjp7ImFjY291bnQiOnsicm9sZXMiOlsibWFuYWdlLWFjY291bnQiLCJtYW5hZ2UtYWNjb3VudC1saW5rcyIsInZpZXctcHJvZmlsZSJdfX0sInNjb3BlIjoicHJvZmlsZSBlbWFpbCIsImVtYWlsX3ZlcmlmaWVkIjpmYWxzZSwibmFtZSI6Ikl2YW4gSXZhbm92IiwicHJlZmVycmVkX3VzZXJuYW1lIjoibXl1c2VyIiwiZ2l2ZW5fbmFtZSI6Ikl2YW4iLCJmYW1pbHlfbmFtZSI6Ikl2YW5vdiJ9.iK41KC4ys2pMYfsPQ0VT57SqHxW4oSlD6XpghMfteX-qVOk-XW6AURYEAVcvikrEt-cX2PS6yDwlKzbYV8MN0Rq9IPKrWpFYqJM99uZ3D3QmpHO9qaBP2Y8VfYvTV5Cx5R3w4tovVwW6iOKxknep5VP9s0YfkkUFCxODTHWjoV491AJ_yQuMhOfjcoRDoQBN0b6IBHlNiE6rBdpYF9a98BxpvRxuZYWh-TRLI0nYuQN04qIvwLPMFzIPssgxymaxAgCLFTsF_W_yTVIGR2qwJJukWTVd-iQ0eTJnjmD3SIk3e7PtpTujaCP4MeM4X6uPEfa-g-0laA8VrtR5ldKuZw","expires_in":300,"refresh_expires_in":1800,"refresh_token":"eyJhbGciOiJIUzI1NiIsInR5cCIgOiAiSldUIiwia2lkIiA6ICJhMDRlZjgxNi05YmQ0LTQ4NmUtYmZlZC00NTZiNWUyN2E1YjEifQ.eyJleHAiOjE2MjczNjEzMzUsImlhdCI6MTYyNzM1OTUzNSwianRpIjoiZTcyNmM3MWItMzY0OS00N2M2LWEzYmUtYmUzNDRmYzMyMjg2IiwiaXNzIjoiaHR0cDovL2xvY2FsaG9zdDo4MDgwL2F1dGgvcmVhbG1zL215cmVhbG0iLCJhdWQiOiJodHRwOi8vbG9jYWxob3N0OjgwODAvYXV0aC9yZWFsbXMvbXlyZWFsbSIsInN1YiI6IjFkMDRhNDg1LWEzYWQtNDAzNC1hYmI3LTc3OTNjYTQ5ZjYxMSIsInR5cCI6IlJlZnJlc2giLCJhenAiOiJteWNsaWVudCIsInNlc3Npb25fc3RhdGUiOiJmYWJjMzg3Yy1lZjQyLTRjMzUtOGE4Ny1kNjUwMGE3ZGE2MjIiLCJzY29wZSI6InByb2ZpbGUgZW1haWwifQ.msDPVo3tgqtl6w_ckZEe5dBIlzJ_V33LWbE1Jxf3eik","token_type":"Bearer","not-before-policy":0,"session_state":"fabc387c-ef42-4c35-8a87-d6500a7da622","scope":"profile email"}</text:p>
            <text:p text:style-name="P4"/>
          </table:table-cell>
        </table:table-row>
        <table:table-row table:style-name="TableLine2090590978816">
          <table:table-cell table:style-name="Таблица1.A1" office:value-type="string">
            <text:p text:style-name="P11">Получение ключа, которым подписан сертификат:</text:p>
            <text:p text:style-name="P10">C:\Users\Elena&gt;curl -X GET <text:span text:style-name="T5">http://localhost:8080/auth/realms/master/protocol/openid-connect/certs</text:span></text:p>
            <text:p text:style-name="P10">{"keys":[{"kid":"yoNFT1SrZAdhNPrfSA1hhrOe8ZGxdNtB-J7kZcZSWhw","kty":"RSA","alg":"RS256","use":"sig","n":"r1Bh4jscBu9jiL_Gi8JHH_0oeqJxZSoX2MHzCcsxaWvM0e3izHsFSSGAanTHpyb3-qNCklN5xFAgcXi5mnmXlJ5GxQtdPOmrk7AFnId8oLxycnDyTcJ2-<text:soft-page-break/>m4nGDFk8wDyrGidkisUakxwRRHPjCbcPt1hdHgixtFLSZaumdvqKAb66J4Af0QoTSOkKhFl7zSvj5FVg42MAvYN7nAa3DNTHM98EE-gr2UIVeXg1HsPXJj1cWKkgHju-GPPeG4mnRKK8NwU2fcELJJQwcoyCdCnG1MAb8lMof3ySqIFGXHJXSyE8Q-tz4NKWQGrfe8Wd-H9fVQ-KLFKgcMgcWhduT8VYQ","e":"AQAB","x5c":["MIICmzCCAYMCBgF64iW3BDANBgkqhkiG9w0BAQsFADARMQ8wDQYDVQQDDAZtYXN0ZXIwHhcNMjEwNzI2MDkyNzQwWhcNMzEwNzI2MDkyOTIwWjARMQ8wDQYDVQQDDAZtYXN0ZXIwggEiMA0GCSqGSIb3DQEBAQUAA4IBDwAwggEKAoIBAQCvUGHiOxwG72OIv8aLwkcf/Sh6onFlKhfYwfMJyzFpa8zR7eLMewVJIYBqdMenJvf6o0KSU3nEUCBxeLmaeZeUnkbFC1086auTsAWch3ygvHJycPJNwnb6bicYMWTzAPKsaJ2SKxRqTHBFEc+MJtw+3WF0eCLG0UtJlq6Z2+ooBvrongB/RChNI6QqEWXvNK+PkVWDjYwC9g3ucBrcM1Mcz3wQT6CvZQhV5eDUew9cmPVxYqSAeO74Y894biadEorw3BTZ9wQsklDByjIJ0KcbUwBvyUyh/fJKogUZccldLITxD63Pg0pZAat97xZ34f19VD4osUqBwyBxaF25PxVhAgMBAAEwDQYJKoZIhvcNAQELBQADggEBAIa7rU5SODy3hD/VOy6Jf1ohAkm3ipNnNdn5pnpLXaKB/grZW7b5U5g1w9wLwUrPWcYh+ImjH6tgY+p5k4MlU2PCGu3OTeyG1ZQbIWeWPob7tOXvUvFWpQjQMEoOltGPIYt1IUsxY/KTxNvf07nDEB8z51k62f1IpCYNClDN2RBFqsPJR3wvfs2N8rWkoYiQvbM2/KD8jHRhRbLpLrbG+itNvOxR+fkNgQFrU+RiQUWZzE56IjNKj2gR9EQlvYVs1vywgAKIzSjlgoj/A/24NLtuhnCPaFpzjOfT5gcVVKmOevdgze8K5u53HjZR0K/6fal3J3jCFPMbGV6MpqnGThY="],"x5t":"u4DHl5uKmyPPOrYNN7OsdZVzryo","x5t#S256":"xhpyRdH_a3PsYytZWLZUZymU3g_C14izFTXGiEq5hL0"}]}</text:p>
            <text:p text:style-name="P10"/>
          </table:table-cell>
        </table:table-row>
        <table:table-row table:style-name="TableLine2090590973648">
          <table:table-cell table:style-name="Таблица1.A1" office:value-type="string">
            <text:p text:style-name="P6">Проверка токена:</text:p>
            <text:p text:style-name="P7">C:\Users\Elena&gt;curl -L -X POST http://localhost:8080/auth/realms/myrealm/protocol/openid-connect/token/introspect -H "Content-Type: application/x-www-form-urlencoded" --data-urlencode "client_id=myclient" --data-urlencode "client_secret=b65f9518-0088-467f-8be7-be5660082ef1" --data-urlencode "token=eyJhbGciOiJSUzI1NiIsInR5cCIgOiAiSldUIiwia2lkIiA6ICJsYzNoTHRYdTRqZGQ2WmhuTnVETEJmeFdmcnlzSDZvN2k0U2lhZXJSUnB3In0.eyJleHAiOjE2MjczNjM1OTksImlhdCI6MTYyNzM2MzI5OSwianRpIjoiNWE3YzM2OTctZjJlYi00NWFiLTk3MzktODY4YmRlODUxMGZjIiwiaXNzIjoiaHR0cDovL2xvY2FsaG9zdDo4MDgwL2F1dGgvcmVhbG1zL215cmVhbG0iLCJhdWQiOiJhY2NvdW50Iiwic3ViIjoiMWQwNGE0ODUtYTNhZC00MDM0LWFiYjctNzc5M2NhNDlmNjExIiwidHlwIjoiQmVhcmVyIiwiYXpwIjoibXljbGllbnQiLCJzZXNzaW9uX3N0YXRlIjoiMmVhMDczN2UtZjcxZC00MDUzLTg3YTAtYzE1MDU3ZjUxZGFmIiwiYWNyIjoiMSIsInJlYWxtX2FjY2VzcyI6eyJyb2xlcyI6WyJyb2xlMSIsImRlZmF1bHQtcm9sZXMtbXlyZWFsbSIsInJvbGUyIiwib2ZmbGluZV9hY2Nlc3MiLCJ1bWFfYXV0aG9yaXphdGlvbiJdfSwicmVzb3VyY2VfYWNjZXNzIjp7ImFjY291bnQiOnsicm9sZXMiOlsibWFuYWdlLWFjY291bnQiLCJtYW5hZ2UtYWNjb3VudC1saW5rcyIsInZpZXctcHJvZmlsZSJdfX0sInNjb3BlIjoicHJvZmlsZSBlbWFpbCIsImVtYWlsX3ZlcmlmaWVkIjpmYWxzZSwibmFtZSI6Ikl2YW4gSXZhbm92IiwicHJlZmVycmVkX3VzZXJuYW1lIjoibXl1c2VyIiwiZ2l2ZW5fbmFtZSI6Ikl2YW4iLCJmYW1pbHlfbmFtZSI6Ikl2YW5vdiJ9.mbjfzO_PQo-nX63T43juZpZZMwoijIqE9DRbZ0dN0iu-nqDqHd7WT5p-LuUcZAr--mm4gnbpodMhZ2LPV72qxylvDNUYvK11HW187lGQ64_M9BuA7m_reVc1ZXxzO-ypS583HrwxEENOc8K_2YATeRqOurd_zVPAwdG6-arQYmPUAnB8rrT-oSJ5QCN6IAcb58wrSzWJC54TcpmlLRmtRhGv9rW1-P1KJ_-byPeoCg21uNVwexLB2t5Fvdd2jf0mF7sOZRgXaszhq61Hp7zbTcaAPNmjrmNR3vcd_M0PEiFLLFLHAIlcLaoDRpSPV8MS1nug4foKUdPE9kFtML2eoA"</text:p>
            <text:p text:style-name="P8">{"exp":1627363599,"iat":1627363299,"jti":"5a7c3697-f2eb-45ab-9739-868bde8510fc","iss":"http://localhost:8080/auth/realms/myrealm","aud":"account","sub":"1d04a485-a3ad-4034-abb7-7793ca49f611","typ":"Bearer","azp":"myclient","session_state":"2ea0737e-f71d-4053-87a0-c15057f51daf","name":"Ivan Ivanov","given_name":"Ivan","family_name":"Ivanov","preferred_username":"myuser","email_verified":false,"acr":"1","realm_access":{"roles":["role1","default-roles-myrealm","role2","offline_access","uma_authorization"]},"resource_access":{"account":{"roles":["manage-account","manage-account-links","view-profile"]}},"scope":"profile email","client_id":"myclient","username":"myuser","active":true}</text:p>
            <text:p text:style-name="P7"><text:soft-page-break/>C:\Users\Elena&gt;curl -L -X POST http://localhost:8080/auth/realms/myrealm/protocol/openid-connect/token/introspect -H "Content-Type: application/x-www-form-urlencoded" --data-urlencode "client_id=myclient" --data-urlencode "client_secret=b65f9518-0088-467f-8be7-be5660082ef1" --data-urlencode "token=eyJhbGciOiJSUzI1NiIsInR5cCIgOiAiSldUIiwia2lkIiA6ICJsYzNoTHRYdTRqZGQ2WmhuTnVETEJmeFdmcnlzSDZvN2k0U2lhZXJSUnB3In0.eyJleHAiOjE2MjczNjM1OTksImlhdCI6MTYyNzM2MzI5OSwianRpIjoiNWE3YzM2OTctZjJlYi00NWFiLTk3MzktODY4YmRlODUxMGZjIiwiaXNzIjoiaHR0cDovL2xvY2FsaG9zdDo4MDgwL2F1dGgvcmVhbG1zL215cmVhbG0iLCJhdWQiOiJhY2NvdW50Iiwic3ViIjoiMWQwNGE0ODUtYTNhZC00MDM0LWFiYjctNzc5M2NhNDlmNjExIiwidHlwIjoiQmVhcmVyIiwiYXpwIjoibXljbGllbnQiLCJzZXNzaW9uX3N0YXRlIjoiMmVhMDczN2UtZjcxZC00MDUzLTg3YTAtYzE1MDU3ZjUxZGFmIiwiYWNyIjoiMSIsInJlYWxtX2FjY2VzcyI6eyJyb2xlcyI6WyJyb2xlMSIsImRlZmF1bHQtcm9sZXMtbXlyZWFsbSIsInJvbGUyIiwib2ZmbGluZV9hY2Nlc3MiLCJ1bWFfYXV0aG9yaXphdGlvbiJdfSwicmVzb3VyY2VfYWNjZXNzIjp7ImFjY291bnQiOnsicm9sZXMiOlsibWFuYWdlLWFjY291bnQiLCJtYW5hZ2UtYWNjb3VudC1saW5rcyIsInZpZXctcHJvZmlsZSJdfX0sInNjb3BlIjoicHJvZmlsZSBlbWFpbCIsImVtYWlsX3ZlcmlmaWVkIjpmYWxzZSwibmFtZSI6Ikl2YW4gSXZhbm92IiwicHJlZmVycmVkX3VzZXJuYW1lIjoibXl1c2VyIiwiZ2l2ZW5fbmFtZSI6Ikl2YW4iLCJmYW1pbHlfbmFtZSI6Ikl2YW5vdiJ9.mbjfzO_PQo-nX63T43juZpZZMwoijIqE9DRbZ0dN0iu-nqDqHd7WT5p-LuUcZAr--mm4gnbpodMhZ2LPV72qxylvDNUYvK11HW187lGQ64_M9BuA7m_reVc1ZXxzO-ypS583HrwxEENOc8K_2YATeRqOurd_zVPAwdG6-arQYmPUAnB8rrT-oSJ5QCN6IAcb58wrSzWJC54TcpmlLRmtRhGv9rW1-P1KJ_-byPeoCg21uNVwexLB2t5Fvdd2jf0mF7sOZRgXaszhq61Hp7zbTcaAPNmjrmNR3vcd_M0PEiFLLFLHAIlcLaoDRpSPV8MS1nug4foKUdPE9kFtML2eo"</text:p>
            <text:p text:style-name="P8">{"active":false}</text:p>
          </table:table-cell>
        </table:table-row>
        <table:table-row table:style-name="TableLine2090590980720">
          <table:table-cell table:style-name="Таблица1.A1" office:value-type="string">
            <text:p text:style-name="Table_20_Contents"/>
          </table:table-cell>
        </table:table-row>
        <table:table-row table:style-name="TableLine2090590978000">
          <table:table-cell table:style-name="Таблица1.A1" office:value-type="string">
            <text:p text:style-name="Table_20_Contents"/>
          </table:table-cell>
        </table:table-row>
        <table:table-row table:style-name="TableLine2090590982624">
          <table:table-cell table:style-name="Таблица1.A1" office:value-type="string">
            <text:p text:style-name="Table_20_Contents"/>
          </table:table-cell>
        </table:table-row>
        <table:table-row table:style-name="TableLine2090590970928">
          <table:table-cell table:style-name="Таблица1.A1" office:value-type="string">
            <text:p text:style-name="Table_20_Contents"/>
          </table:table-cell>
        </table:table-row>
        <table:table-row table:style-name="TableLine2090590980448">
          <table:table-cell table:style-name="Таблица1.A1" office:value-type="string">
            <text:p text:style-name="Table_20_Contents"/>
          </table:table-cell>
        </table:table-row>
        <table:table-row table:style-name="TableLine2090590972288">
          <table:table-cell table:style-name="Таблица1.A1" office:value-type="string">
            <text:p text:style-name="Table_20_Contents"/>
          </table:table-cell>
        </table:table-row>
      </table:table>
      <text:p text:style-name="Standard"><text:a xlink:type="simple" xlink:href="https://stackoverflow.com/questions/53543117/how-to-setup-public-key-for-verifying-jwt-tokens-from-keycloak" text:style-name="Internet_20_link" text:visited-style-name="Visited_20_Internet_20_Link">https://stackoverflow.com/questions/53543117/how-to-setup-public-key-for-verifying-jwt-tokens-from-keycloak</text:a></text:p>
      <text:p text:style-name="Standard"/>
      <text:p text:style-name="Standard">docker run -p 8080:8080 -e KEYCLOAK_USER=admin -e KEYCLOAK_PASSWORD=admin quay.io/keycloak/keycloak:14.0.0</text:p>
      <text:p text:style-name="Standard"/>
      <text:p text:style-name="Standard"><text:a xlink:type="simple" xlink:href="http://127.0.0.1:8080/auth/" text:style-name="Internet_20_link" text:visited-style-name="Visited_20_Internet_20_Link">http://127.0.0.1:8080/auth/</text:a> - <text:span text:style-name="T6">админка </text:span><text:span text:style-name="T7">KeyCloak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7T15:41:34.204000000</dc:date>
    <meta:editing-duration>PT7H34M56S</meta:editing-duration>
    <meta:editing-cycles>22</meta:editing-cycles>
    <meta:generator>LibreOffice/7.1.4.2$Windows_X86_64 LibreOffice_project/a529a4fab45b75fefc5b6226684193eb000654f6</meta:generator>
    <meta:document-statistic meta:table-count="1" meta:image-count="0" meta:object-count="0" meta:page-count="3" meta:paragraph-count="33" meta:word-count="120" meta:character-count="10094" meta:non-whitespace-character-count="10019"/>
  </office:meta>
</office:document-meta>
</file>